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-Regular" svg:font-family="Roboto-Regular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uming you make your own</text:p>
      <text:p text:style-name="Standard"/>
      <text:p text:style-name="Standard">Almond Milk: 463 liters per liter</text:p>
      <text:p text:style-name="Standard">0.140kg almonds in liter of almond milk</text:p>
      <text:p text:style-name="Standard"><text:a xlink:type="simple" xlink:href="https://www.vitamix.com/Recipes/Almond-or-Cashew-Milk/C-Series/Variable-Speed/Classic-64-Ounce" text:style-name="Internet_20_link" text:visited-style-name="Visited_20_Internet_20_Link">https://www.vitamix.com/Recipes/Almond-or-Cashew-Milk/C-Series/Variable-Speed/Classic-64-Ounce</text:a></text:p>
      <text:p text:style-name="Standard">7302.059 liters of water to produce 1 lb of almonds so 3312 liters per kg</text:p>
      <text:p text:style-name="Standard"><text:a xlink:type="simple" xlink:href="http://www.huffingtonpost.com/2014/10/13/food-water-footprint_n_5952862.html" text:style-name="Internet_20_link" text:visited-style-name="Visited_20_Internet_20_Link">http://www.huffingtonpost.com/2014/10/13/food-water-footprint_n_5952862.html</text:a></text:p>
      <text:p text:style-name="Standard">3312 * 0.140 = 463.5 liters per liter</text:p>
      <text:p text:style-name="Standard"/>
      <text:p text:style-name="Standard">Cashews: 463 liters per liter</text:p>
      <text:p text:style-name="Standard"/>
      <text:p text:style-name="Standard">Dairy Milk: 1020 liters per liter</text:p>
      <text:p text:style-name="Standard"><text:a xlink:type="simple" xlink:href="http://waterfootprint.org/en/resources/interactive-tools/product-gallery/" text:style-name="Internet_20_link" text:visited-style-name="Visited_20_Internet_20_Link">http://waterfootprint.org/en/resources/interactive-tools/product-gallery/</text:a></text:p>
      <text:p text:style-name="Standard">4.7 lbs of Carbon Dioxide</text:p>
      <text:p text:style-name="Standard"><text:a xlink:type="simple" xlink:href="http://grist.org/food/ask-umbra-which-milk-alternative-is-the-lightest-on-the-land/" text:style-name="Internet_20_link" text:visited-style-name="Visited_20_Internet_20_Link">http://grist.org/food/ask-umbra-which-milk-alternative-is-the-lightest-on-the-land/</text:a></text:p>
      <text:p text:style-name="Standard"/>
      <text:p text:style-name="Standard">Soy Milk: 296 liters per liter</text:p>
      <text:p text:style-name="Standard"><text:a xlink:type="simple" xlink:href="http://www.vegans.co.nz/vegan-blog/1000-litres-of-water-to-make-1-litre-of-milk/" text:style-name="Internet_20_link" text:visited-style-name="Visited_20_Internet_20_Link">http://www.vegans.co.nz/vegan-blog/1000-litres-of-water-to-make-1-litre-of-milk/</text:a></text:p>
      <text:p text:style-name="Standard"/>
      <text:p text:style-name="Standard">Rice Milk: 474 liters per liter</text:p>
      <text:p text:style-name="Standard"><text:a xlink:type="simple" xlink:href="http://waterfootprint.org/en/resources/interactive-tools/product-gallery/" text:style-name="Internet_20_link" text:visited-style-name="Visited_20_Internet_20_Link">http://waterfootprint.org/en/resources/interactive-tools/product-gallery/</text:a></text:p>
      <text:p text:style-name="Standard">2497liters water per kg of rice</text:p>
      <text:p text:style-name="Standard"><text:a xlink:type="simple" xlink:href="http://www.blendtec.com/recipes/rice-milk" text:style-name="Internet_20_link" text:visited-style-name="Visited_20_Internet_20_Link">http://www.blendtec.com/recipes/rice-milk</text:a></text:p>
      <text:p text:style-name="Standard">0.19 kg rice per liter of ricemilk so </text:p>
      <text:p text:style-name="Standard">2497 * 0.19 = 474 liters water per liter of rice milk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-Regular" svg:font-family="Roboto-Regular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7T08:54:13.02</meta:creation-date>
    <dc:date>2015-11-17T15:22:03.63</dc:date>
    <meta:editing-duration>PT6H12M3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0" meta:word-count="102" meta:character-count="998"/>
  </office:meta>
</office:document-meta>
</file>